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2">
          <table:table-cell table:number-columns-repeated="4"/>
          <table:table-cell office:value-type="float" office:value="0.007753">
            <text:p>0.007753</text:p>
          </table:table-cell>
          <table:table-cell office:value-type="float" office:value="1.044557">
            <text:p>1.044557</text:p>
          </table:table-cell>
          <table:table-cell office:value-type="float" office:value="3.730181">
            <text:p>3.730181</text:p>
          </table:table-cell>
          <table:table-cell office:value-type="float" office:value="1.88972612">
            <text:p>1.88972612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sigm+</text:p>
          </table:table-cell>
          <table:table-cell office:value-type="string">
            <text:p>sigm-</text:p>
          </table:table-cell>
          <table:table-cell office:value-type="string">
            <text:p>rho</text:p>
          </table:table-cell>
        </table:table-row>
        <table:table-row table:style-name="ro2">
          <table:table-cell office:value-type="string">
            <text:p>NaCl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1.68" office:value-type="float" office:value="1.68">
            <text:p>1.68</text:p>
          </table:table-cell>
          <table:table-cell table:formula="of:=11.2" office:value-type="float" office:value="11.2">
            <text:p>11.2</text:p>
          </table:table-cell>
          <table:table-cell table:formula="of:=116" office:value-type="float" office:value="116">
            <text:p>116</text:p>
          </table:table-cell>
          <table:table-cell table:formula="of:=0.8" office:value-type="float" office:value="0.8">
            <text:p>0.8</text:p>
          </table:table-cell>
          <table:table-cell table:formula="of:=13.9" office:value-type="float" office:value="13.9">
            <text:p>13.9</text:p>
          </table:table-cell>
          <table:table-cell table:formula="of:=233" office:value-type="float" office:value="233">
            <text:p>233</text:p>
          </table:table-cell>
          <table:table-cell table:formula="of:=1.17" office:value-type="float" office:value="1.17">
            <text:p>1.17</text:p>
          </table:table-cell>
          <table:table-cell table:formula="of:=1.585" office:value-type="float" office:value="1.585">
            <text:p>1.585</text:p>
          </table:table-cell>
          <table:table-cell table:formula="of:=0.317" office:value-type="float" office:value="0.317">
            <text:p>0.317</text:p>
          </table:table-cell>
        </table:table-row>
        <table:table-row table:style-name="ro2">
          <table:table-cell table:number-columns-repeated="10"/>
          <table:table-cell table:formula="of:=[.K4]*[.$H$1]" office:value-type="float" office:value="2.2109795604">
            <text:p>2.2109795604</text:p>
          </table:table-cell>
          <table:table-cell table:formula="of:=[.L4]*[.$H$1]" office:value-type="float" office:value="2.9952159002">
            <text:p>2.995215900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++</text:p>
          </table:table-cell>
          <table:table-cell office:value-type="string">
            <text:p>A+-</text:p>
          </table:table-cell>
          <table:table-cell office:value-type="string">
            <text:p>A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1/rho</text:p>
          </table:table-cell>
          <table:table-cell table:number-columns-repeated="2"/>
        </table:table-row>
        <table:table-row table:style-name="ro2">
          <table:table-cell/>
          <table:table-cell table:formula="of:=[.B4]*[.$E$1]*EXP(([.K4]+[.K4])/[.$M$4])" office:value-type="float" office:value="15.5672851674288">
            <text:p>15.5672851674</text:p>
          </table:table-cell>
          <table:table-cell table:formula="of:=[.C4]*[.$E$1]*EXP(([.K4]+[.L4])/[.$M$4])" office:value-type="float" office:value="46.1167544593083">
            <text:p>46.1167544593</text:p>
          </table:table-cell>
          <table:table-cell table:formula="of:=[.D4]*[.$E$1]*EXP(([.L4]+[.L4])/[.$M$4])" office:value-type="float" office:value="128.078391980352">
            <text:p>128.0783919804</text:p>
          </table:table-cell>
          <table:table-cell table:formula="of:=[.E4]*[.$F$1]" office:value-type="float" office:value="1.75485576">
            <text:p>1.75485576</text:p>
          </table:table-cell>
          <table:table-cell table:formula="of:=[.F4]*[.$F$1]" office:value-type="float" office:value="11.6990384">
            <text:p>11.6990384</text:p>
          </table:table-cell>
          <table:table-cell table:formula="of:=[.G4]*[.$F$1]" office:value-type="float" office:value="121.168612">
            <text:p>121.168612</text:p>
          </table:table-cell>
          <table:table-cell table:formula="of:=[.H4]*[.$G$1]" office:value-type="float" office:value="2.9841448">
            <text:p>2.9841448</text:p>
          </table:table-cell>
          <table:table-cell table:formula="of:=[.I4]*[.$G$1]" office:value-type="float" office:value="51.8495159">
            <text:p>51.8495159</text:p>
          </table:table-cell>
          <table:table-cell table:formula="of:=[.J4]*[.$G$1]" office:value-type="float" office:value="869.132173">
            <text:p>869.132173</text:p>
          </table:table-cell>
          <table:table-cell table:formula="of:=1/([.M4]*[.$H$1])" office:value-type="float" office:value="1.6693287451052">
            <text:p>1.6693287451</text:p>
          </table:table-cell>
          <table:table-cell table:number-columns-repeated="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sigm+</text:p>
          </table:table-cell>
          <table:table-cell office:value-type="string">
            <text:p>sigm-</text:p>
          </table:table-cell>
          <table:table-cell office:value-type="string">
            <text:p>rho</text:p>
          </table:table-cell>
        </table:table-row>
        <table:table-row table:style-name="ro2">
          <table:table-cell office:value-type="string">
            <text:p>NaF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">
            <text:p>1.68</text:p>
          </table:table-cell>
          <table:table-cell office:value-type="float" office:value="4.5">
            <text:p>4.5</text:p>
          </table:table-cell>
          <table:table-cell office:value-type="float" office:value="16.5">
            <text:p>16.5</text:p>
          </table:table-cell>
          <table:table-cell office:value-type="float" office:value="0.8">
            <text:p>0.8</text:p>
          </table:table-cell>
          <table:table-cell office:value-type="float" office:value="3.8">
            <text:p>3.8</text:p>
          </table:table-cell>
          <table:table-cell office:value-type="float" office:value="20">
            <text:p>20</text:p>
          </table:table-cell>
          <table:table-cell office:value-type="float" office:value="1.17">
            <text:p>1.17</text:p>
          </table:table-cell>
          <table:table-cell office:value-type="float" office:value="1.179">
            <text:p>1.179</text:p>
          </table:table-cell>
          <table:table-cell office:value-type="float" office:value="0.33">
            <text:p>0.3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>
            <text:p>A++</text:p>
          </table:table-cell>
          <table:table-cell office:value-type="string">
            <text:p>A+-</text:p>
          </table:table-cell>
          <table:table-cell office:value-type="string">
            <text:p>A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1/rho</text:p>
          </table:table-cell>
          <table:table-cell table:number-columns-repeated="2"/>
        </table:table-row>
        <table:table-row table:style-name="ro2">
          <table:table-cell/>
          <table:table-cell table:formula="of:=[.B13]*[.$E$1]*EXP(([.K13]+[.K13])/[.M13])" office:value-type="float" office:value="11.6391827397652">
            <text:p>11.6391827398</text:p>
          </table:table-cell>
          <table:table-cell table:formula="of:=[.C13]*[.$E$1]*EXP(([.K13]+[.L13])/[.M13])" office:value-type="float" office:value="9.56878659109097">
            <text:p>9.5687865911</text:p>
          </table:table-cell>
          <table:table-cell table:formula="of:=[.D13]*[.$E$1]*EXP(([.L13]+[.L13])/[.M13])" office:value-type="float" office:value="7.37500853311273">
            <text:p>7.3750085331</text:p>
          </table:table-cell>
          <table:table-cell table:formula="of:=[.E13]*[.$F$1]" office:value-type="float" office:value="1.75485576">
            <text:p>1.75485576</text:p>
          </table:table-cell>
          <table:table-cell table:formula="of:=[.F13]*[.$F$1]" office:value-type="float" office:value="4.7005065">
            <text:p>4.7005065</text:p>
          </table:table-cell>
          <table:table-cell table:formula="of:=[.G13]*[.$F$1]" office:value-type="float" office:value="17.2351905">
            <text:p>17.2351905</text:p>
          </table:table-cell>
          <table:table-cell table:formula="of:=[.H13]*[.$G$1]" office:value-type="float" office:value="2.9841448">
            <text:p>2.9841448</text:p>
          </table:table-cell>
          <table:table-cell table:formula="of:=[.I13]*[.$G$1]" office:value-type="float" office:value="14.1746878">
            <text:p>14.1746878</text:p>
          </table:table-cell>
          <table:table-cell table:formula="of:=[.J13]*[.$G$1]" office:value-type="float" office:value="74.60362">
            <text:p>74.60362</text:p>
          </table:table-cell>
          <table:table-cell table:formula="of:=1/([.M13]*[.$H$1])" office:value-type="float" office:value="1.60356730969196">
            <text:p>1.6035673097</text:p>
          </table:table-cell>
          <table:table-cell table:number-columns-repeated="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sigm+</text:p>
          </table:table-cell>
          <table:table-cell office:value-type="string">
            <text:p>sigm-</text:p>
          </table:table-cell>
          <table:table-cell office:value-type="string">
            <text:p>rho</text:p>
          </table:table-cell>
        </table:table-row>
        <table:table-row table:style-name="ro2">
          <table:table-cell office:value-type="string">
            <text:p>Kcl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4.3">
            <text:p>24.3</text:p>
          </table:table-cell>
          <table:table-cell office:value-type="float" office:value="48">
            <text:p>48</text:p>
          </table:table-cell>
          <table:table-cell office:value-type="float" office:value="124.5">
            <text:p>124.5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250">
            <text:p>250</text:p>
          </table:table-cell>
          <table:table-cell office:value-type="float" office:value="1.463">
            <text:p>1.463</text:p>
          </table:table-cell>
          <table:table-cell office:value-type="float" office:value="1.585">
            <text:p>1.585</text:p>
          </table:table-cell>
          <table:table-cell office:value-type="float" office:value="0.337">
            <text:p>0.33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>
            <text:p>A++</text:p>
          </table:table-cell>
          <table:table-cell office:value-type="string">
            <text:p>A+-</text:p>
          </table:table-cell>
          <table:table-cell office:value-type="string">
            <text:p>A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1/rho</text:p>
          </table:table-cell>
          <table:table-cell table:number-columns-repeated="2"/>
        </table:table-row>
        <table:table-row table:style-name="ro2">
          <table:table-cell/>
          <table:table-cell table:formula="of:=[.B22]*[.$E$1]*EXP(([.K22]+[.K22])/[.M22])" office:value-type="float" office:value="57.1660802101832">
            <text:p>57.1660802102</text:p>
          </table:table-cell>
          <table:table-cell table:formula="of:=[.C22]*[.$E$1]*EXP(([.K22]+[.L22])/[.M22])" office:value-type="float" office:value="65.6826605449217">
            <text:p>65.6826605449</text:p>
          </table:table-cell>
          <table:table-cell table:formula="of:=[.D22]*[.$E$1]*EXP(([.L22]+[.L22])/[.M22])" office:value-type="float" office:value="70.7512853404059">
            <text:p>70.7512853404</text:p>
          </table:table-cell>
          <table:table-cell table:formula="of:=[.E22]*[.$F$1]" office:value-type="float" office:value="25.3827351">
            <text:p>25.3827351</text:p>
          </table:table-cell>
          <table:table-cell table:formula="of:=[.F22]*[.$F$1]" office:value-type="float" office:value="50.138736">
            <text:p>50.138736</text:p>
          </table:table-cell>
          <table:table-cell table:formula="of:=[.G22]*[.$F$1]" office:value-type="float" office:value="130.0473465">
            <text:p>130.0473465</text:p>
          </table:table-cell>
          <table:table-cell table:formula="of:=[.H22]*[.$G$1]" office:value-type="float" office:value="89.524344">
            <text:p>89.524344</text:p>
          </table:table-cell>
          <table:table-cell table:formula="of:=[.I22]*[.$G$1]" office:value-type="float" office:value="272.303213">
            <text:p>272.303213</text:p>
          </table:table-cell>
          <table:table-cell table:formula="of:=[.J22]*[.$G$1]" office:value-type="float" office:value="932.54525">
            <text:p>932.54525</text:p>
          </table:table-cell>
          <table:table-cell table:formula="of:=1/([.M22]*[.$H$1])" office:value-type="float" office:value="1.57025878990608">
            <text:p>1.5702587899</text:p>
          </table:table-cell>
          <table:table-cell table:number-columns-repeated="2"/>
        </table:table-row>
        <table:table-row table:style-name="ro2" table:number-rows-repeated="3">
          <table:table-cell table:number-columns-repeated="13"/>
        </table:table-row>
        <table:table-row table:style-name="ro4">
          <table:table-cell/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sigm+</text:p>
          </table:table-cell>
          <table:table-cell office:value-type="string">
            <text:p>sigm-</text:p>
          </table:table-cell>
          <table:table-cell office:value-type="string">
            <text:p>rho</text:p>
          </table:table-cell>
        </table:table-row>
        <table:table-row table:style-name="ro4">
          <table:table-cell office:value-type="string">
            <text:p>LiCl</text:p>
          </table:table-cell>
          <table:table-cell office:value-type="float" office:value="2">
            <text:p>2</text:p>
          </table:table-cell>
          <table:table-cell office:value-type="float" office:value="1.375">
            <text:p>1.375</text:p>
          </table:table-cell>
          <table:table-cell office:value-type="float" office:value="0.75">
            <text:p>0.75</text:p>
          </table:table-cell>
          <table:table-cell office:value-type="float" office:value="0.073">
            <text:p>0.073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0.03">
            <text:p>0.03</text:p>
          </table:table-cell>
          <table:table-cell office:value-type="float" office:value="2.4">
            <text:p>2.4</text:p>
          </table:table-cell>
          <table:table-cell office:value-type="float" office:value="223">
            <text:p>223</text:p>
          </table:table-cell>
          <table:table-cell office:value-type="float" office:value="0.816">
            <text:p>0.816</text:p>
          </table:table-cell>
          <table:table-cell office:value-type="float" office:value="1.585">
            <text:p>1.585</text:p>
          </table:table-cell>
          <table:table-cell office:value-type="float" office:value="0.342">
            <text:p>0.34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>
            <text:p>A++</text:p>
          </table:table-cell>
          <table:table-cell office:value-type="string">
            <text:p>A+-</text:p>
          </table:table-cell>
          <table:table-cell office:value-type="string">
            <text:p>A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1/rho</text:p>
          </table:table-cell>
          <table:table-cell table:number-columns-repeated="2"/>
        </table:table-row>
        <table:table-row table:style-name="ro2">
          <table:table-cell/>
          <table:table-cell table:formula="of:=[.B31]*[.$E$1]*EXP(([.K31]+[.K31])/[.M31])" office:value-type="float" office:value="1.83198777166815">
            <text:p>1.8319877717</text:p>
          </table:table-cell>
          <table:table-cell table:formula="of:=[.C31]*[.$E$1]*EXP(([.K31]+[.L31])/[.M31])" office:value-type="float" office:value="11.9322659311852">
            <text:p>11.9322659312</text:p>
          </table:table-cell>
          <table:table-cell table:formula="of:=[.D31]*[.$E$1]*EXP(([.L31]+[.L31])/[.M31])" office:value-type="float" office:value="61.6607978422835">
            <text:p>61.6607978423</text:p>
          </table:table-cell>
          <table:table-cell table:formula="of:=[.E31]*[.$F$1]" office:value-type="float" office:value="0.076252661">
            <text:p>0.076252661</text:p>
          </table:table-cell>
          <table:table-cell table:formula="of:=[.F31]*[.$F$1]" office:value-type="float" office:value="2.089114">
            <text:p>2.089114</text:p>
          </table:table-cell>
          <table:table-cell table:formula="of:=[.G31]*[.$F$1]" office:value-type="float" office:value="115.945827">
            <text:p>115.945827</text:p>
          </table:table-cell>
          <table:table-cell table:formula="of:=[.H31]*[.$G$1]" office:value-type="float" office:value="0.11190543">
            <text:p>0.11190543</text:p>
          </table:table-cell>
          <table:table-cell table:formula="of:=[.I31]*[.$G$1]" office:value-type="float" office:value="8.9524344">
            <text:p>8.9524344</text:p>
          </table:table-cell>
          <table:table-cell table:formula="of:=[.J31]*[.$G$1]" office:value-type="float" office:value="831.830363">
            <text:p>831.830363</text:p>
          </table:table-cell>
          <table:table-cell table:formula="of:=1/([.M31]*[.$H$1])" office:value-type="float" office:value="1.54730179005365">
            <text:p>1.5473017901</text:p>
          </table:table-cell>
          <table:table-cell table:number-columns-repeated="2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Schaefer</meta:initial-creator>
    <meta:creation-date>2015-02-16T13:30:44</meta:creation-date>
    <dc:date>2015-02-18T09:48:51</dc:date>
    <meta:editing-duration>PT6H37M38S</meta:editing-duration>
    <meta:editing-cycles>28</meta:editing-cycles>
    <meta:generator>LibreOffice/3.5$Linux_X86_64 LibreOffice_project/350m1$Build-2</meta:generator>
    <meta:document-statistic meta:table-count="3" meta:cell-count="186" meta:object-count="0"/>
  </office:meta>
</office:document-meta>
</file>